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Noto Sans" svg:font-family="'Noto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c9fb9" officeooo:paragraph-rsid="000c9fb9"/>
    </style:style>
    <style:style style:name="P2" style:family="paragraph" style:parent-style-name="Standard">
      <style:text-properties officeooo:rsid="0013c5fd" officeooo:paragraph-rsid="0013c5fd"/>
    </style:style>
    <style:style style:name="P3" style:family="paragraph" style:parent-style-name="Standard">
      <style:text-properties officeooo:rsid="0014779f" officeooo:paragraph-rsid="0014779f"/>
    </style:style>
    <style:style style:name="P4" style:family="paragraph" style:parent-style-name="Standard">
      <style:text-properties officeooo:rsid="00169a12" officeooo:paragraph-rsid="00171f5d"/>
    </style:style>
    <style:style style:name="P5" style:family="paragraph" style:parent-style-name="Standard" style:list-style-name="L1">
      <style:text-properties officeooo:rsid="000aba8c" officeooo:paragraph-rsid="000aba8c"/>
    </style:style>
    <style:style style:name="P6" style:family="paragraph" style:parent-style-name="Standard" style:list-style-name="L1">
      <style:text-properties officeooo:rsid="000aba8c" officeooo:paragraph-rsid="000ebe44"/>
    </style:style>
    <style:style style:name="P7" style:family="paragraph" style:parent-style-name="Standard" style:list-style-name="L1">
      <style:text-properties officeooo:rsid="0008beb8" officeooo:paragraph-rsid="0008beb8"/>
    </style:style>
    <style:style style:name="P8" style:family="paragraph" style:parent-style-name="Standard" style:list-style-name="L1">
      <style:text-properties officeooo:rsid="000819c4" officeooo:paragraph-rsid="000819c4"/>
    </style:style>
    <style:style style:name="P9" style:family="paragraph" style:parent-style-name="Standard" style:list-style-name="L1">
      <style:text-properties officeooo:rsid="000ed7cd" officeooo:paragraph-rsid="000ed7cd"/>
    </style:style>
    <style:style style:name="P10" style:family="paragraph" style:parent-style-name="Standard" style:list-style-name="L1">
      <style:text-properties officeooo:rsid="00115978" officeooo:paragraph-rsid="00115978"/>
    </style:style>
    <style:style style:name="P11" style:family="paragraph" style:parent-style-name="Standard" style:list-style-name="L1">
      <style:text-properties officeooo:rsid="000c9fb9" officeooo:paragraph-rsid="000c9fb9"/>
    </style:style>
    <style:style style:name="P12" style:family="paragraph" style:parent-style-name="Standard" style:list-style-name="L1">
      <style:text-properties officeooo:rsid="000ebe44" officeooo:paragraph-rsid="000ebe44"/>
    </style:style>
    <style:style style:name="P13" style:family="paragraph" style:parent-style-name="Standard" style:list-style-name="L1">
      <style:text-properties officeooo:rsid="000ebe44" officeooo:paragraph-rsid="000c9fb9"/>
    </style:style>
    <style:style style:name="P14" style:family="paragraph" style:parent-style-name="Standard" style:list-style-name="L1">
      <style:text-properties officeooo:rsid="000c33e3" officeooo:paragraph-rsid="000c33e3"/>
    </style:style>
    <style:style style:name="P15" style:family="paragraph" style:parent-style-name="Standard">
      <style:text-properties officeooo:rsid="00171f5d" officeooo:paragraph-rsid="00171f5d"/>
    </style:style>
    <style:style style:name="T1" style:family="text">
      <style:text-properties officeooo:rsid="0008beb8"/>
    </style:style>
    <style:style style:name="T2" style:family="text">
      <style:text-properties officeooo:rsid="000aba8c"/>
    </style:style>
    <style:style style:name="T3" style:family="text">
      <style:text-properties officeooo:rsid="000e0c7c"/>
    </style:style>
    <style:style style:name="T4" style:family="text">
      <style:text-properties officeooo:rsid="0014e6f8"/>
    </style:style>
    <style:style style:name="T5" style:family="text">
      <style:text-properties officeooo:rsid="0015c804"/>
    </style:style>
    <style:style style:name="T6" style:family="text">
      <style:text-properties officeooo:rsid="0016dcb7"/>
    </style:style>
    <style:style style:name="T7" style:family="text">
      <style:text-properties officeooo:rsid="001a8cf9"/>
    </style:style>
    <text:list-style style:name="L1">
      <text:list-level-style-number text:level="1"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Noto Sans"/>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86753820370429998" text:style-name="L1">
        <text:list-item>
          <text:p text:style-name="P5">Model Capabilities/Features</text:p>
          <text:list>
            <text:list-item>
              <text:p text:style-name="P7">Flies</text:p>
              <text:list>
                <text:list-item>
                  <text:p text:style-name="P7">Fly release</text:p>
                  <text:list>
                    <text:list-item>
                      <text:p text:style-name="P8">exponential release with adjustable spread</text:p>
                    </text:list-item>
                    <text:list-item>
                      <text:p text:style-name="P8">heading distribution</text:p>
                    </text:list-item>
                    <text:list-item>
                      <text:p text:style-name="P8">heading distribution fit to empirical data</text:p>
                    </text:list-item>
                  </text:list>
                </text:list-item>
                <text:list-item>
                  <text:p text:style-name="P8">In flight</text:p>
                  <text:list>
                    <text:list-item>
                      <text:p text:style-name="P8">Wind interaction</text:p>
                      <text:list>
                        <text:list-item>
                          <text:p text:style-name="P8">perpendicular slip mode <text:span text:style-name="T1">(adjustable)</text:span></text:p>
                        </text:list-item>
                      </text:list>
                    </text:list-item>
                    <text:list-item>
                      <text:p text:style-name="P8">Search process</text:p>
                      <text:list>
                        <text:list-item>
                          <text:p text:style-name="P8">Levy walk</text:p>
                        </text:list-item>
                        <text:list-item>
                          <text:p text:style-name="P8">Straight flight –&gt; cast and surge</text:p>
                          <text:list>
                            <text:list-item>
                              <text:p text:style-name="P8">Odor detection/<text:span text:style-name="T1">loss</text:span> procedure</text:p>
                              <text:list>
                                <text:list-item>
                                  <text:p text:style-name="P8">Simple threshold / <text:span text:style-name="T1">low pass filter</text:span></text:p>
                                </text:list-item>
                                <text:list-item>
                                  <text:p text:style-name="P8"><text:span text:style-name="T1">Probabilistic </text:span>Schmitt trigger</text:p>
                                </text:list-item>
                              </text:list>
                            </text:list-item>
                            <text:list-item>
                              <text:p text:style-name="P9">Mode switching</text:p>
                              <text:list>
                                <text:list-item>
                                  <text:p text:style-name="P9">heading error adjustable</text:p>
                                </text:list-item>
                              </text:list>
                            </text:list-item>
                          </text:list>
                        </text:list-item>
                      </text:list>
                    </text:list-item>
                  </text:list>
                </text:list-item>
                <text:list-item>
                  <text:p text:style-name="P8">Trapping</text:p>
                  <text:list>
                    <text:list-item>
                      <text:p text:style-name="P10">radius <text:span text:style-name="T7">(fixed</text:span>?<text:span text:style-name="T7">)</text:span></text:p>
                    </text:list-item>
                  </text:list>
                </text:list-item>
              </text:list>
            </text:list-item>
            <text:list-item>
              <text:p text:style-name="P7"><text:s/>Plume Simulation</text:p>
              <text:list>
                <text:list-item>
                  <text:p text:style-name="P7">Simple diffusion model</text:p>
                </text:list-item>
                <text:list-item>
                  <text:p text:style-name="P7">Pompy approximation</text:p>
                </text:list-item>
              </text:list>
            </text:list-item>
            <text:list-item>
              <text:p text:style-name="P7"><text:s/>Wind </text:p>
              <text:list>
                <text:list-item>
                  <text:p text:style-name="P7">uniform across area, non-time-varying</text:p>
                </text:list-item>
                <text:list-item>
                  <text:p text:style-name="P7">uniform across area, time-varying with empirical data</text:p>
                </text:list-item>
              </text:list>
            </text:list-item>
          </text:list>
        </text:list-item>
        <text:list-item>
          <text:p text:style-name="P7"><text:s/><text:span text:style-name="T2">Visualization and Analysis</text:span></text:p>
          <text:list>
            <text:list-item>
              <text:p text:style-name="P5">video</text:p>
            </text:list-item>
            <text:list-item>
              <text:p text:style-name="P11">color-coding for <text:span text:style-name="T3">flight </text:span>mode</text:p>
            </text:list-item>
            <text:list-item>
              <text:p text:style-name="P12">Tracking Behavior</text:p>
              <text:list>
                <text:list-item>
                  <text:p text:style-name="P13">heading error distribution</text:p>
                </text:list-item>
              </text:list>
            </text:list-item>
            <text:list-item>
              <text:p text:style-name="P12">Release</text:p>
              <text:list>
                <text:list-item>
                  <text:p text:style-name="P14">initial heading distribution</text:p>
                </text:list-item>
                <text:list-item>
                  <text:p text:style-name="P14">initial departure time course</text:p>
                </text:list-item>
              </text:list>
            </text:list-item>
            <text:list-item>
              <text:p text:style-name="P12">Trap Arrival</text:p>
              <text:list>
                <text:list-item>
                  <text:p text:style-name="P6">arrival time course per trap</text:p>
                </text:list-item>
                <text:list-item>
                  <text:p text:style-name="P5">arrival angle distribution per trap</text:p>
                </text:list-item>
                <text:list-item>
                  <text:p text:style-name="P11">time-varying arrival angle histogram per trap</text:p>
                </text:list-item>
              </text:list>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What heuristics <text:span text:style-name="T5">(if any)</text:span> do fruit flies use to navigate large distances in a largely featureless environment, and what <text:span text:style-name="T4">measurement techniques can illuminate these heuristics? In collaboration with postdoc Kate Leitch, who has been conducting a series of fly release-and-recapture experiments in the California desert, I am developing an agent-based simulation of long-distance drosophila navigation. Our simulation aims to reproduce as closely as possible the environmental conditions of the experiments as well as the flies’ behavior, with the objective of providing insight into measurable consequences of hypothesized navigation strategies.</text:span></text:p>
      <text:p text:style-name="P3"/>
      <text:p text:style-name="P4">To reproduce the environmental conditions of the experiments, our model includes time-evolving wind <text:span text:style-name="T6">field</text:span> and a stochastic approximation of odor plumes <text:span text:style-name="T6">(originating at the fly traps) </text:span>advecting and diffusing along the wind. <text:span text:style-name="T6">In an effort to explore the large space of possible fly navigation behavior, we have implemented features that allow us to manipulate (a) the direction and time course of the flies’ departure from the release site, (b) the effect of the wind on the flies’ flight direction while flying straight, (c) the procedure flies follow when they encounter and when they lose odor, and (d) the procedure flies follow when they come near the traps.</text:span></text:p>
      <text:p text:style-name="P4"/>
      <text:p text:style-name="P15">In tandem, we have implemented capabilities for data visualization and analysis of the simulation that we have designed to match as closely as possible to the data collection occurring in the field. Specifically, we have developed tools for visualizing the statistics of departure from the release site, the statistics of odor tracking behavior, and the time-course and geometric statistics of arrival at the traps.</text:p>
      <text:p text:style-name="P2"/>
      <text:p text:style-name="P2"/>
      <text:p text:style-name="P2"/>
      <text:p text:style-name="P2"/>
      <text:p text:style-name="P2"/>
      <text:p text:style-name="P2"/>
      <text:p text:style-name="P2"/>
      <text:p text:style-name="P2">Current observed results of the model</text:p>
      <text:p text:style-name="P2"/>
      <text:p text:style-name="P2">future directions for data collection</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Noto Sans" svg:font-family="'Noto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14:29:15.833930513</meta:creation-date>
    <dc:date>2018-05-15T15:48:01.801200253</dc:date>
    <meta:editing-duration>P6DT3H34M29S</meta:editing-duration>
    <meta:editing-cycles>19</meta:editing-cycles>
    <meta:generator>LibreOffice/5.1.6.2$Linux_X86_64 LibreOffice_project/10m0$Build-2</meta:generator>
    <meta:document-statistic meta:table-count="0" meta:image-count="0" meta:object-count="0" meta:page-count="2" meta:paragraph-count="42" meta:word-count="422" meta:character-count="2758" meta:non-whitespace-character-count="2382"/>
  </office:meta>
</office:document-meta>
</file>